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1">
      <style:text-properties fo:color="#0099ff"/>
    </style:style>
    <style:style style:name="P9" style:family="paragraph" style:parent-style-name="Standard" style:list-style-name="L4">
      <style:text-properties fo:color="#0099ff"/>
    </style:style>
    <style:style style:name="P10" style:family="paragraph" style:parent-style-name="Standard" style:list-style-name="L5">
      <style:text-properties fo:color="#0099ff"/>
    </style:style>
    <style:style style:name="P11" style:family="paragraph" style:parent-style-name="Standard" style:list-style-name="L7">
      <style:text-properties fo:color="#0099ff"/>
    </style:style>
    <style:style style:name="P12" style:family="paragraph" style:parent-style-name="Standard" style:list-style-name="L3">
      <style:text-properties fo:color="#0099ff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text-align="center" style:justify-single-word="false" fo:break-before="page"/>
    </style:style>
    <style:style style:name="T1" style:family="text">
      <style:text-properties fo:color="#0099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Tema1</text:h>
      <text:p text:style-name="Standard">1.Que es un programa?</text:p>
      <text:p text:style-name="Standard"/>
      <text:list xml:id="list2945751029209299769" text:style-name="L1">
        <text:list-item>
          <text:p text:style-name="P8">Correcta :Un programa es un conjunto de instrucciones escritas en un lenguaje de programación.</text:p>
        </text:list-item>
        <text:list-item>
          <text:p text:style-name="P1">Falsa: Un programa son datos guardados en una carpeta.</text:p>
        </text:list-item>
        <text:list-item>
          <text:p text:style-name="P1">Falsa: Un programa es un juego de ordenador.</text:p>
        </text:list-item>
        <text:list-item>
          <text:p text:style-name="P1">Falsa: Un programa es una serie de piezas que se conectan entre si para realizar un trabajo concreto.</text:p>
        </text:list-item>
      </text:list>
      <text:p text:style-name="Standard"/>
      <text:h text:style-name="P13" text:outline-level="2">Práctica 1</text:h>
      <text:p text:style-name="Standard">2.Si usas merge entre dos versiones de tu proyecto en Github, que pasa?</text:p>
      <text:p text:style-name="Standard"/>
      <text:p text:style-name="Standard"><text:tab/><text:span text:style-name="T1">- Correcta: Se combinan los elementos de las 2 versiones.</text:span></text:p>
      <text:p text:style-name="Standard"><text:tab/>- Falsa: Se superpone la nueva versión machacando la anterior.</text:p>
      <text:p text:style-name="Standard"><text:tab/>- Falsa: Se crean 2 ramas con cada una de las versiones.</text:p>
      <text:p text:style-name="Standard"><text:tab/>- Falsa: Se guardan los cambios en otro repositorio.</text:p>
      <text:p text:style-name="Standard"/>
      <text:h text:style-name="P13" text:outline-level="2">Tema 2</text:h>
      <text:p text:style-name="Standard">3.Porque el modelo en cascada no se utiliza?</text:p>
      <text:list xml:id="list4511397572423973809" text:style-name="L3">
        <text:list-item>
          <text:list>
            <text:list-item>
              <text:p text:style-name="P12">Correcta: Se presupone que no habrá errores, asi que se hace todo al momento debiendose conocer todo el proyecto y el sistema de antemano. Esto es inviable ya que la mayoría de proyectos deben ir probandose , además de que cualquier programa extenso nunca extá exento de fallos.</text:p>
            </text:list-item>
          </text:list>
        </text:list-item>
      </text:list>
      <text:p text:style-name="Standard"/>
      <text:list xml:id="list38727067" text:continue-numbering="true" text:style-name="L3">
        <text:list-item>
          <text:list>
            <text:list-item>
              <text:p text:style-name="P3">Falsa: Porque es más rapido hacerlo de otra forma.</text:p>
            </text:list-item>
          </text:list>
        </text:list-item>
      </text:list>
      <text:p text:style-name="Standard"/>
      <text:list xml:id="list7027326870336436140" text:style-name="L2">
        <text:list-item>
          <text:list>
            <text:list-item>
              <text:p text:style-name="P2">Falsa:Porque el software se ha desarrollado tanto en estos ultimos años que ha pasado de moda desarrollar un proyecto utilizando esta técnica.</text:p>
            </text:list-item>
          </text:list>
        </text:list-item>
      </text:list>
      <text:p text:style-name="Standard"/>
      <text:list xml:id="list38731953" text:continue-numbering="true" text:style-name="L2">
        <text:list-item>
          <text:list>
            <text:list-item>
              <text:p text:style-name="P2">Falsa: Porque se necesita hacer los codigos mas sencillos para que cualquiera pueda trabajarlo y entenderlo si se inicia en el proyecto mas adelante</text:p>
            </text:list-item>
          </text:list>
        </text:list-item>
      </text:list>
      <text:p text:style-name="Standard"/>
      <text:p text:style-name="Standard">4.En que 3 tipos se clasifican las herramientas CASE?</text:p>
      <text:p text:style-name="Standard"/>
      <text:list xml:id="list7606164421865459145" text:style-name="L4">
        <text:list-item>
          <text:list>
            <text:list-item>
              <text:p text:style-name="P9">Correcta: U-CASE, M-CASE , L-CASE</text:p>
            </text:list-item>
            <text:list-item>
              <text:p text:style-name="P4">Falsa: A- CASE, B-CASE,C-CASE</text:p>
            </text:list-item>
            <text:list-item>
              <text:p text:style-name="P4">Falsa: TOP-CASE, CENTRAL-CASE,BOTTOM-CASE</text:p>
            </text:list-item>
            <text:list-item>
              <text:p text:style-name="P4">Falsa: A- CASE, Z- CASE, S-CASE</text:p>
            </text:list-item>
          </text:list>
        </text:list-item>
      </text:list>
      <text:h text:style-name="P14" text:outline-level="2">Practica 2</text:h>
      <text:p text:style-name="Standard">5.Porque se dice que el 25% de los pryectos fracasan, el 50% se modifica y el otro 25% es un exito?</text:p>
      <text:p text:style-name="Standard"/>
      <text:list xml:id="list7582880174342227958" text:style-name="L5">
        <text:list-item>
          <text:list>
            <text:list-item>
              <text:p text:style-name="P10">Correcta: Porque los plazos de entrega a veces son insuficientes, la planificación a veces no es muy acertada y porque el resultado final no siempre es lo que el cliente tenía en mente.</text:p>
            </text:list-item>
            <text:list-item>
              <text:p text:style-name="P5">Falsa: Porque hoy en día hay mucho intrusismo laboral y la mayoría del personal es incompetente.</text:p>
            </text:list-item>
            <text:list-item>
              <text:p text:style-name="P5">Falsa?: Porque los clientes no tienen mucha idea de informática y no pagan lo suficiente.</text:p>
            </text:list-item>
            <text:list-item>
              <text:p text:style-name="P5">Falsa: Porque es mejor tardar mas en acabar un proyecto ya que se cobra por horas y así se beneficia a la economía del pais.</text:p>
              <text:p text:style-name="P5"/>
            </text:list-item>
          </text:list>
        </text:list-item>
      </text:list>
      <text:h text:style-name="P13" text:outline-level="2">Tema 3</text:h>
      <text:p text:style-name="Standard"/>
      <text:p text:style-name="Standard">6.Quien puede interpretar el Código Objeto?</text:p>
      <text:list xml:id="list9062334419903089547" text:style-name="L7">
        <text:list-item>
          <text:list>
            <text:list-item>
              <text:p text:style-name="P11">Correcta: Ni el programador,ni la máquina</text:p>
            </text:list-item>
            <text:list-item>
              <text:p text:style-name="P6">Falsa: El programador</text:p>
            </text:list-item>
            <text:list-item>
              <text:p text:style-name="P6">Falsa: La máquina</text:p>
            </text:list-item>
            <text:list-item>
              <text:p text:style-name="P6">Falsa: El programador y la máquina.</text:p>
            </text:list-item>
          </text:list>
        </text:list-item>
      </text:list>
      <text:p text:style-name="Standard"/>
      <text:p text:style-name="Standard">7Que 2 tipos de pruebas se pueden realizar sobre un programa?</text:p>
      <text:list xml:id="list2079596253935715418" text:style-name="L8">
        <text:list-item>
          <text:list>
            <text:list-item>
              <text:p text:style-name="P7"><text:span text:style-name="T1">Correcta: Pruebas Unitarias y Pruebas de Integración</text:span>.</text:p>
            </text:list-item>
            <text:list-item>
              <text:p text:style-name="P7">Falsa: Pruebas Iniciales y Pruebas Finales-</text:p>
            </text:list-item>
            <text:list-item>
              <text:p text:style-name="P7">Falsa: Pruebas Online y Pruebas Offline</text:p>
            </text:list-item>
            <text:list-item>
              <text:p text:style-name="P7">Falsa: Pruebas Recursivas y Pruebas de Explotación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Pedro José Sánchez Martínez</text:p>
        <text:p text:style-name="Header">DAW1</text:p>
        <text:p text:style-name="Header">Entornos de Desarroll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43S</meta:editing-duration>
    <meta:editing-cycles>4</meta:editing-cycles>
    <meta:generator>OpenOffice/4.1.2$Win32 OpenOffice.org_project/412m3$Build-9782</meta:generator>
    <dc:date>2017-11-26T18:53:20.13</dc:date>
    <meta:document-statistic meta:table-count="0" meta:image-count="0" meta:object-count="0" meta:page-count="2" meta:paragraph-count="43" meta:word-count="457" meta:character-count="2577"/>
    <meta:user-defined meta:name="Info 1"/>
    <meta:user-defined meta:name="Info 2"/>
    <meta:user-defined meta:name="Info 3"/>
    <meta:user-defined meta:name="Info 4"/>
  </office:meta>
</office:document-meta>
</file>